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<text:span text:style-name="T1">5</text:span></text:p>
      <text:p text:style-name="P1">Team:　<text:span text:style-name="T1">Team_temp</text:span></text:p>
      <text:p text:style-name="P1"/>
      <text:p text:style-name="P2"/>
      <text:p text:style-name="P2"/>
      <text:p text:style-name="P3">s1250074 管勇太</text:p>
      <text:p text:style-name="P3">小課題3のグラフを生成する関数</text:p>
      <text:p text:style-name="P3"/>
      <text:p text:style-name="P3">s1250248 矢部和紀</text:p>
      <text:p text:style-name="P3">小課題3の経路を求める関数, main関数の修正</text:p>
      <text:p text:style-name="P3"/>
      <text:p text:style-name="P3">〜反省〜</text:p>
      <text:p text:style-name="P3">進みが遅いので, 授業の合間に実装を進め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5-14T17:53:32</dc:date>
    <meta:editing-duration>PT3H12M37S</meta:editing-duration>
    <meta:editing-cycles>3</meta:editing-cycles>
    <meta:generator>OpenOffice.org/3.3$Solaris_x86 OpenOffice.org_project/330m20$Build-9567</meta:generator>
    <meta:document-statistic meta:table-count="0" meta:image-count="0" meta:object-count="0" meta:page-count="1" meta:paragraph-count="8" meta:word-count="69" meta:character-count="129"/>
  </office:meta>
</office:document-meta>
</file>